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15.8cm" svg:x2="6.1cm" svg:y2="15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05-12T12:03:04</meta:creation-date>
    <dc:date>2015-05-12T13:32:40</dc:date>
    <dc:creator>ETE </dc:creator>
    <meta:editing-duration>PT1H14M26S</meta:editing-duration>
    <meta:editing-cycles>1</meta:editing-cycles>
    <meta:document-statistic meta:object-count="83"/>
    <meta:generator>LibreOffice/3.5$Linux_x86 LibreOffice_project/350m1$Build-2</meta:generator>
  </office:meta>
</office:document-meta>
</file>